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5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entury Gothic" fo:language="en" fo:country="US"/>
    </style:style>
    <style:style style:name="P7" style:family="paragraph" style:parent-style-name="Standard">
      <style:text-properties style:font-name="Century Gothic" fo:language="en" fo:country="US" fo:font-weight="bold" style:font-weight-asian="bold"/>
    </style:style>
    <style:style style:name="P8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9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1" style:family="paragraph" style:parent-style-name="Subtitle">
      <style:paragraph-properties fo:margin-left="0in" fo:margin-right="0in" fo:text-indent="0in" style:auto-text-indent="false"/>
    </style:style>
    <style:style style:name="P12" style:family="paragraph" style:parent-style-name="Standard" style:list-style-name="WW8Num12">
      <style:text-properties style:font-name="Century Gothic" fo:language="en" fo:country="US"/>
    </style:style>
    <style:style style:name="P13" style:family="paragraph" style:parent-style-name="Standard">
      <style:paragraph-properties>
        <style:tab-stops/>
      </style:paragraph-properties>
      <style:text-properties style:font-name="Andale Mono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/>
      </style:paragraph-properties>
      <style:text-properties style:font-name="Andale Mono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ndale Mono"/>
    </style:style>
    <style:style style:name="T2" style:family="text">
      <style:text-properties style:font-name="Andale Mono" fo:language="en" fo:country="US"/>
    </style:style>
    <style:style style:name="T3" style:family="text">
      <style:text-properties style:font-name="Andale Mono" fo:language="en" fo:country="US" fo:font-weight="bold" style:font-weight-asian="bold" style:font-weight-complex="bold"/>
    </style:style>
    <style:style style:name="T4" style:family="text">
      <style:text-properties style:font-name="Andale Mono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style:font-name="Century Gothic1" fo:language="en" fo:country="US"/>
    </style:style>
    <style:style style:name="T10" style:family="text">
      <style:text-properties style:font-name="Century Gothic1"/>
    </style:style>
    <style:style style:name="T11" style:family="text">
      <style:text-properties style:font-name="Century Gothic1" fo:language="en" fo:country="US"/>
    </style:style>
    <style:style style:name="T12" style:family="text">
      <style:text-properties style:font-name="Andale Mono"/>
    </style:style>
    <style:style style:name="T13" style:family="text">
      <style:text-properties style:font-name="Andale Mono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1"><text:tab/>- Encapsulation<text:line-break/><text:tab/>- Polymorphism</text:p>
      <text:p text:style-name="P6"/>
      <text:p text:style-name="P6"/>
      <text:p text:style-name="P7">Objective :</text:p>
      <text:list xml:id="list2037388276" text:style-name="WW8Num12">
        <text:list-item>
          <text:p text:style-name="P12">Memahami Encapsulation</text:p>
        </text:list-item>
        <text:list-item>
          <text:p text:style-name="P12">Memahami Polymorphism</text:p>
        </text:list-item>
      </text:list>
      <text:p text:style-name="P8"/>
      <text:p text:style-name="P3">Tugas praktikum :</text:p>
      <text:p text:style-name="P3"/>
      <text:p text:style-name="P4"><text:span text:style-name="T5">Praktikum Soal 1<text:line-break/><text:line-break/><text:tab/></text:span><text:span text:style-name="T6">1. Buatlah file Makanan.java.</text:span></text:p>
      <text:p text:style-name="P5"><text:tab/>2. Edit file Makanan.java dengan sintaks seperti ini :<text:line-break/><text:line-break/><text:tab/><text:span text:style-name="T4">public class Makanan { </text:span></text:p>
      <text:p text:style-name="P13"><text:tab/> </text:p>
      <text:p text:style-name="P13"><text:tab/><text:tab/>void santap() { </text:p>
      <text:p text:style-name="P13"><text:tab/><text:tab/><text:tab/>System.out.println("Saya Makan Ayam Bakar"); </text:p>
      <text:p text:style-name="P13"><text:tab/><text:tab/>} </text:p>
      <text:p text:style-name="P5"><text:span text:style-name="T4"><text:tab/>}</text:span><text:span text:style-name="T1"><text:line-break/><text:line-break/><text:tab/></text:span>3. Buatlah file Minuman.java.<text:span text:style-name="T1"><text:line-break/><text:tab/></text:span>4. Edit file Minuman.java dengan sintaks seperti ini :<text:span text:style-name="T2"><text:line-break/><text:line-break/><text:tab/></text:span><text:span text:style-name="T3">public class Minuman extends Makanan { </text:span></text:p>
      <text:p text:style-name="P14"><text:tab/> </text:p>
      <text:p text:style-name="P14"><text:tab/><text:tab/>void santap() { </text:p>
      <text:p text:style-name="P14"><text:tab/><text:tab/><text:tab/>System.out.println("Saya Minum Es Teh Manis"); </text:p>
      <text:p text:style-name="P14"><text:tab/><text:tab/>} </text:p>
      <text:p text:style-name="P5"><text:span text:style-name="T3"><text:tab/>}</text:span><text:line-break/><text:tab/><text:tab/></text:p>
      <text:p text:style-name="P5"><text:span text:style-name="T7"><text:tab/>5. Buatlah file Cemilan.java.</text:span><text:span text:style-name="T2"><text:line-break/><text:tab/></text:span><text:span text:style-name="T9">6. Edi</text:span><text:span text:style-name="T7">t file Cemilan.java dengan sintaks seperti ini :</text:span><text:span text:style-name="T2"><text:line-break/><text:line-break/><text:tab/></text:span><text:span text:style-name="T3">public class Cemilan extends Makanan { </text:span></text:p>
      <text:p text:style-name="P14"><text:tab/> </text:p>
      <text:p text:style-name="P14"><text:tab/><text:tab/>void santap() { </text:p>
      <text:p text:style-name="P14"><text:tab/><text:tab/><text:tab/>System.out.println("Saya Ngemil Kacang"); </text:p>
      <text:p text:style-name="P14"><text:tab/><text:tab/>} </text:p>
      <text:p text:style-name="P5"><text:span text:style-name="T3"><text:tab/>}<text:line-break/><text:line-break/><text:tab/></text:span><text:span text:style-name="T9">7. Buatlah file Santapan.java.<text:line-break/><text:tab/>8. Edit file Sa</text:span><text:span text:style-name="T7">ntapan.java dengan sintaks seperti ini :</text:span><text:span text:style-name="T2"><text:line-break/><text:line-break/><text:line-break/><text:line-break/><text:line-break/></text:span><text:soft-page-break/><text:span text:style-name="T2"><text:tab/></text:span><text:span text:style-name="T3">public class Santapan { </text:span></text:p>
      <text:p text:style-name="P14"/>
      <text:p text:style-name="P14"><text:tab/><text:tab/>public void cerna(Makanan x) { </text:p>
      <text:p text:style-name="P14"><text:tab/><text:tab/><text:tab/>x.santap(); </text:p>
      <text:p text:style-name="P14"><text:tab/><text:tab/>} </text:p>
      <text:p text:style-name="P5"><text:span text:style-name="T3"><text:tab/>}<text:line-break/><text:line-break/><text:tab/></text:span><text:span text:style-name="T9">9. Buatlah file Main.java.<text:line-break/><text:tab/>10. Edit file Main.jav</text:span><text:span text:style-name="T7">a dengan sintaks seperti ini :<text:line-break/><text:line-break/><text:tab/></text:span><text:span text:style-name="T3">class Main { </text:span></text:p>
      <text:p text:style-name="P14"><text:tab/><text:tab/>public static void main(String[] args) { </text:p>
      <text:p text:style-name="P14"><text:tab/><text:tab/> </text:p>
      <text:p text:style-name="P14"><text:tab/><text:tab/><text:tab/>Santapan s = new Santapan(); </text:p>
      <text:p text:style-name="P14"><text:tab/><text:tab/><text:tab/>Makanan ma = new Makanan(); </text:p>
      <text:p text:style-name="P14"><text:tab/><text:tab/><text:tab/>Minuman mi = new Minuman(); </text:p>
      <text:p text:style-name="P14"><text:tab/><text:tab/><text:tab/>Cemilan ce = new Cemilan(); </text:p>
      <text:p text:style-name="P14"/>
      <text:p text:style-name="P14"><text:tab/><text:tab/><text:tab/>s.cerna(ma); </text:p>
      <text:p text:style-name="P14"><text:tab/><text:tab/><text:tab/>s.cerna(mi); </text:p>
      <text:p text:style-name="P14"><text:tab/><text:tab/><text:tab/>s.cerna(ce); </text:p>
      <text:p text:style-name="P14"><text:tab/><text:tab/>} </text:p>
      <text:p text:style-name="P5"><text:span text:style-name="T3"><text:tab/>}<text:line-break/><text:line-break/><text:tab/></text:span><text:span text:style-name="T9">11. Compile file Main.java meng</text:span><text:span text:style-name="T7">gunakan java compiler (javac) dengan -cp :<text:line-break/><text:line-break/><text:tab/><text:tab/></text:span><text:span text:style-name="T3">$ javac -cp ./;. Main.java</text:span><text:span text:style-name="T2"><text:line-break/><text:line-break/><text:tab/></text:span><text:span text:style-name="T9">12. Sete</text:span><text:span text:style-name="T7">lah kompilasi berhasil, running file Main.java menggunakan</text:span></text:p>
      <text:p text:style-name="P5"><text:span text:style-name="T7"><text:tab/> <text:s text:c="5"/>perintah seperti berikut :<text:line-break/><text:tab/><text:line-break/><text:tab/><text:tab/></text:span><text:span text:style-name="T3">$ java -cp ./;. Main<text:line-break/><text:line-break/><text:tab/></text:span><text:span text:style-name="T9">13. Setelah running berhasil, hasil output akan tampil seperti dibawah ini :</text:span><text:span text:style-name="T2"><text:line-break/><text:line-break/><text:tab/><text:tab/></text:span><text:span text:style-name="T3">Saya Makan Ayam Bakar </text:span></text:p>
      <text:p text:style-name="P14"><text:tab/><text:tab/>Saya Minum Es Teh Manis </text:p>
      <text:p text:style-name="P5"><text:span text:style-name="T3"><text:tab/><text:tab/>Saya Ngemil Kacang </text:span><text:span text:style-name="T7"><text:line-break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Praktikum Soal 2<text:line-break/><text:line-break/><text:tab/><text:span text:style-name="T6">1. Buatlah file Belajar.java.</text:span></text:p>
      <text:p text:style-name="P5"><text:tab/>2. Edit file Belajar.java dengan sintaks seperti ini :<text:line-break/><text:line-break/><text:tab/><text:span text:style-name="T4">class Belajar {</text:span></text:p>
      <text:p text:style-name="P5"><text:span text:style-name="T4"></text:span></text:p>
      <text:p text:style-name="P5"><text:span text:style-name="T4"><text:tab/>public String x = "Pintar";</text:span></text:p>
      <text:p text:style-name="P5"><text:span text:style-name="T4"><text:tab/>public String y = "Java";</text:span></text:p>
      <text:p text:style-name="P5"><text:span text:style-name="T4"/></text:p>
      <text:p text:style-name="P5"><text:span text:style-name="T4"><text:tab/>}</text:span><text:span text:style-name="T1"><text:line-break/><text:line-break/><text:tab/></text:span>3. Buatlah file Pintar.java.<text:span text:style-name="T1"><text:line-break/><text:tab/></text:span>4. Edit file Pintar.java dengan sintaks seperti ini :<text:span text:style-name="T2"><text:line-break/><text:line-break/><text:tab/></text:span><text:span text:style-name="T3">public class Pintar {</text:span></text:p>
      <text:p text:style-name="P5"><text:span text:style-name="T3"></text:span></text:p>
      <text:p text:style-name="P5"><text:span text:style-name="T3"><text:tab/><text:tab/>public static void main(String[]args) {</text:span></text:p>
      <text:p text:style-name="P5"><text:span text:style-name="T3"><text:tab/><text:tab/><text:tab/>Belajar panggil = new Belajar();</text:span></text:p>
      <text:p text:style-name="P5"><text:span text:style-name="T3"><text:tab/><text:tab/><text:tab/>System.out.println("Panggil X : " + panggil.x);</text:span></text:p>
      <text:p text:style-name="P5"><text:span text:style-name="T3"><text:tab/><text:tab/><text:tab/>System.out.println("Panggil Y : " + panggil.y);</text:span></text:p>
      <text:p text:style-name="P5"><text:span text:style-name="T3"><text:tab/><text:tab/>}</text:span></text:p>
      <text:p text:style-name="P5"><text:span text:style-name="T3"><text:tab/>}<text:line-break/><text:line-break/><text:tab/></text:span><text:span text:style-name="T9">5. Com</text:span><text:span text:style-name="T7">pile file Pintar.java menggunakan java compiler (javac) dengan -cp :<text:line-break/><text:line-break/><text:tab/><text:tab/></text:span><text:span text:style-name="T3">$ javac -cp ./;. Pintar.java</text:span><text:span text:style-name="T2"><text:line-break/><text:line-break/><text:tab/></text:span><text:span text:style-name="T9">6. Se</text:span><text:span text:style-name="T7">telah kompilasi berhasil, running file Pintar.java menggunakan</text:span></text:p>
      <text:p text:style-name="P5"><text:span text:style-name="T7"><text:tab/> <text:s text:c="5"/>perintah seperti berikut :<text:line-break/><text:tab/><text:line-break/><text:tab/><text:tab/></text:span><text:span text:style-name="T3">$ java -cp ./;. Pintar<text:line-break/><text:line-break/><text:tab/></text:span><text:span text:style-name="T9">7. Set</text:span><text:span text:style-name="T7">elah running berhasil, hasil output akan tampil seperti dibawah ini :</text:span><text:span text:style-name="T2"><text:line-break/><text:line-break/><text:tab/><text:tab/></text:span><text:span text:style-name="T3">Panggil X : Pintar</text:span></text:p>
      <text:p text:style-name="P5"><text:span text:style-name="T3"><text:tab/><text:tab/>Panggil Y : Java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aktikum Soal 3</text:p>
      <text:p text:style-name="P1"/>
      <text:p text:style-name="P5"><text:span text:style-name="T7"><text:tab/>1. Buatlah file PersegiPanjang.java.</text:span></text:p>
      <text:p text:style-name="P5"><text:tab/>2. Edit file PersegiPanjang.java dengan sintaks seperti ini :<text:line-break/><text:line-break/><text:tab/><text:span text:style-name="T4">public class PersegiPanjang{</text:span></text:p>
      <text:p text:style-name="P5"><text:span text:style-name="T4"></text:span></text:p>
      <text:p text:style-name="P5"><text:span text:style-name="T4"><text:tab/><text:tab/>private double panjang;</text:span></text:p>
      <text:p text:style-name="P5"><text:span text:style-name="T4"><text:tab/><text:tab/>private double lebar; </text:span></text:p>
      <text:p text:style-name="P5"><text:span text:style-name="T4"><text:tab/><text:tab/>private double tinggi; <text:s text:c="4"/></text:span></text:p>
      <text:p text:style-name="P5"><text:span text:style-name="T4"><text:tab/><text:tab/>public PersegiPanjang() {</text:span></text:p>
      <text:p text:style-name="P5"><text:span text:style-name="T4"><text:tab/><text:tab/><text:tab/>panjang = 0;</text:span></text:p>
      <text:p text:style-name="P5"><text:span text:style-name="T4"><text:tab/><text:tab/><text:tab/>lebar = 0;</text:span></text:p>
      <text:p text:style-name="P5"><text:span text:style-name="T4"><text:tab/><text:tab/>}</text:span></text:p>
      <text:p text:style-name="P5"><text:span text:style-name="T4"></text:span></text:p>
      <text:p text:style-name="P5"><text:span text:style-name="T4"><text:tab/><text:tab/>private double luas(double p, double l) {</text:span></text:p>
      <text:p text:style-name="P5"><text:span text:style-name="T4"><text:tab/><text:tab/><text:tab/>return p*l;</text:span></text:p>
      <text:p text:style-name="P5"><text:span text:style-name="T4"><text:tab/><text:tab/>}</text:span></text:p>
      <text:p text:style-name="P5"><text:span text:style-name="T4"></text:span></text:p>
      <text:p text:style-name="P5"><text:span text:style-name="T4"><text:tab/><text:tab/>public void setPanjang(double panjang) {</text:span></text:p>
      <text:p text:style-name="P5"><text:span text:style-name="T4"><text:tab/><text:tab/><text:tab/>this.panjang = panjang;</text:span></text:p>
      <text:p text:style-name="P5"><text:span text:style-name="T4"><text:tab/><text:tab/>}</text:span></text:p>
      <text:p text:style-name="P5"><text:span text:style-name="T4"></text:span></text:p>
      <text:p text:style-name="P5"><text:span text:style-name="T4"><text:tab/><text:tab/>public void setLebar(double lebar) {</text:span></text:p>
      <text:p text:style-name="P5"><text:span text:style-name="T4"><text:tab/><text:tab/><text:tab/>this.lebar = lebar;</text:span></text:p>
      <text:p text:style-name="P5"><text:span text:style-name="T4"><text:tab/><text:tab/>}</text:span></text:p>
      <text:p text:style-name="P5"><text:span text:style-name="T4"></text:span></text:p>
      <text:p text:style-name="P5"><text:span text:style-name="T4"><text:tab/><text:tab/>public double getPanjang() {</text:span></text:p>
      <text:p text:style-name="P5"><text:span text:style-name="T4"><text:tab/><text:tab/><text:tab/>return panjang;</text:span></text:p>
      <text:p text:style-name="P5"><text:span text:style-name="T4"><text:tab/><text:tab/>}</text:span></text:p>
      <text:p text:style-name="P5"><text:span text:style-name="T4"></text:span></text:p>
      <text:p text:style-name="P5"><text:span text:style-name="T4"><text:tab/><text:tab/>public double getLebar() {</text:span></text:p>
      <text:p text:style-name="P5"><text:span text:style-name="T4"><text:tab/><text:tab/><text:tab/>return lebar;</text:span></text:p>
      <text:p text:style-name="P5"><text:span text:style-name="T4"><text:tab/><text:tab/>}</text:span></text:p>
      <text:p text:style-name="P5"><text:span text:style-name="T4"></text:span></text:p>
      <text:p text:style-name="P5"><text:span text:style-name="T4"><text:tab/><text:tab/>public double getLuas() {</text:span></text:p>
      <text:p text:style-name="P5"><text:span text:style-name="T4"><text:tab/><text:tab/><text:tab/>return luas(panjang, lebar);</text:span></text:p>
      <text:p text:style-name="P5"><text:span text:style-name="T4"><text:tab/><text:tab/>}</text:span></text:p>
      <text:p text:style-name="P5"><text:span text:style-name="T4"><text:tab/>}</text:span><text:span text:style-name="T1"><text:line-break/><text:line-break/><text:tab/></text:span>3. Buatlah file MainPersegiPanjang.java.<text:span text:style-name="T1"><text:line-break/><text:tab/></text:span>4. Edit file MainPersegiPanjang.java dengan sintaks seperti ini :<text:span text:style-name="T2"><text:line-break/><text:line-break/><text:tab/></text:span><text:span text:style-name="T3">public class MainPersegiPanjang {</text:span></text:p>
      <text:p text:style-name="P5"><text:span text:style-name="T3"></text:span></text:p>
      <text:p text:style-name="P5"><text:span text:style-name="T3"><text:tab/><text:tab/>public static void main(String[] srgs) {</text:span></text:p>
      <text:p text:style-name="P5"><text:span text:style-name="T3"><text:tab/><text:tab/><text:tab/>PersegiPanjang pp = new PersegiPanjang();</text:span></text:p>
      <text:p text:style-name="P5"><text:span text:style-name="T3"><text:tab/><text:tab/><text:tab/>pp.setPanjang(10);</text:span></text:p>
      <text:p text:style-name="P5"><text:span text:style-name="T3"><text:tab/><text:tab/><text:tab/>pp.setLebar(20);</text:span></text:p>
      <text:p text:style-name="P5"><text:soft-page-break/><text:span text:style-name="T3"><text:tab/><text:tab/><text:tab/>System.out.println("Panjang : "+ <text:line-break/><text:tab/><text:tab/><text:tab/>pp.getPanjang());</text:span></text:p>
      <text:p text:style-name="P5"><text:span text:style-name="T3"><text:tab/><text:tab/><text:tab/>System.out.println("Lebar : "+ pp.getLebar());</text:span></text:p>
      <text:p text:style-name="P5"><text:span text:style-name="T3"><text:tab/><text:tab/><text:tab/>System.out.println("Luas : "+ pp.getLuas());</text:span></text:p>
      <text:p text:style-name="P5"><text:span text:style-name="T3"><text:tab/><text:tab/>}</text:span></text:p>
      <text:p text:style-name="P5"><text:span text:style-name="T3"><text:tab/>} <text:line-break/><text:line-break/><text:tab/></text:span><text:span text:style-name="T9">5. Com</text:span><text:span text:style-name="T7">pile file MainPersegiPanjang.java menggunakan java compiler (javac) <text:line-break/><text:tab/> <text:s text:c="3"/>dengan -cp :<text:line-break/><text:line-break/><text:tab/><text:tab/></text:span><text:span text:style-name="T3">$ javac -cp ./;. MainPersegiPanjang.java</text:span><text:span text:style-name="T2"><text:line-break/><text:line-break/><text:tab/></text:span><text:span text:style-name="T9">6. Se</text:span><text:span text:style-name="T7">telah kompilasi berhasil, running file MainPersegiPanjang.java <text:line-break/><text:tab/> <text:s text:c="3"/>menggunakan perintah seperti berikut :<text:line-break/><text:tab/><text:line-break/><text:tab/><text:tab/></text:span><text:span text:style-name="T3">$ java -cp ./;. MainPersegiPanjang<text:line-break/><text:line-break/><text:tab/></text:span><text:span text:style-name="T9">7. Set</text:span><text:span text:style-name="T7">elah running berhasil, hasil output akan tampil seperti dibawah ini :</text:span><text:span text:style-name="T2"><text:line-break/><text:line-break/><text:tab/><text:tab/></text:span><text:span text:style-name="T3">Panjang : 10.0</text:span></text:p>
      <text:p text:style-name="P5"><text:span text:style-name="T3"><text:tab/><text:tab/>Lebar : 20.0</text:span></text:p>
      <text:p text:style-name="P5"><text:span text:style-name="T3"><text:tab/><text:tab/>Luas : 200.0</text:span></text:p>
      <text:p text:style-name="P1"/>
      <text:p text:style-name="P5"/>
      <text:p text:style-name="P2">Praktikum Soal 4</text:p>
      <text:p text:style-name="P1"/>
      <text:p text:style-name="P1"><text:tab/>1. Buatlah file EkspresiWajah.java.</text:p>
      <text:p text:style-name="P5"><text:tab/>2. Edit file <text:span text:style-name="T7">EkspresiWajah</text:span>.java dengan sintaks seperti ini :<text:line-break/><text:line-break/><text:tab/><text:tab/><text:span text:style-name="T4">public class EkspresiWajah {</text:span></text:p>
      <text:p text:style-name="P3"><text:span text:style-name="T1"><text:tab/><text:tab/><text:tab/>public String respons() {</text:span></text:p>
      <text:p text:style-name="P3"><text:span text:style-name="T1"><text:tab/><text:tab/><text:tab/><text:tab/>return("Perhatikan ekspresi wajah saya");</text:span></text:p>
      <text:p text:style-name="P3"><text:span text:style-name="T1"><text:tab/><text:tab/><text:tab/>}</text:span></text:p>
      <text:p text:style-name="P3"><text:span text:style-name="T1"><text:tab/><text:tab/>}</text:span></text:p>
      <text:p text:style-name="P3"><text:span text:style-name="T1"></text:span></text:p>
      <text:p text:style-name="P3"><text:span text:style-name="T1"><text:tab/><text:tab/>class Gembira extends EkspresiWajah {</text:span></text:p>
      <text:p text:style-name="P3"><text:span text:style-name="T1"><text:tab/><text:tab/><text:tab/>public String respons() {</text:span></text:p>
      <text:p text:style-name="P3"><text:span text:style-name="T1"><text:tab/><text:tab/><text:tab/><text:tab/>return("ha ha ha..");</text:span></text:p>
      <text:p text:style-name="P3"><text:span text:style-name="T1"><text:tab/><text:tab/><text:tab/>}</text:span></text:p>
      <text:p text:style-name="P3"><text:span text:style-name="T1"><text:tab/><text:tab/>}</text:span></text:p>
      <text:p text:style-name="P3"><text:span text:style-name="T1"></text:span></text:p>
      <text:p text:style-name="P3"><text:span text:style-name="T1"><text:tab/><text:tab/>class Sedih extends EkspresiWajah {</text:span></text:p>
      <text:p text:style-name="P3"><text:span text:style-name="T1"><text:tab/><text:tab/><text:tab/>public String respons() {</text:span></text:p>
      <text:p text:style-name="P3"><text:span text:style-name="T1"><text:tab/><text:tab/><text:tab/><text:tab/>return("hik hik ngeee ngeee ngeee..");</text:span></text:p>
      <text:p text:style-name="P3"><text:span text:style-name="T1"><text:tab/><text:tab/><text:tab/>}</text:span></text:p>
      <text:p text:style-name="P3"><text:span text:style-name="T1"><text:tab/><text:tab/>}</text:span></text:p>
      <text:p text:style-name="P3"><text:span text:style-name="T1"></text:span></text:p>
      <text:p text:style-name="P3"><text:span text:style-name="T1"><text:tab/><text:tab/>class Marah extends EkspresiWajah {</text:span></text:p>
      <text:p text:style-name="P3"><text:span text:style-name="T1"><text:tab/><text:tab/><text:tab/>public String respons() {</text:span></text:p>
      <text:p text:style-name="P3"><text:soft-page-break/><text:span text:style-name="T1"><text:tab/><text:tab/><text:tab/><text:tab/>return("Hai kurang ajar !");</text:span></text:p>
      <text:p text:style-name="P3"><text:span text:style-name="T1"><text:tab/><text:tab/><text:tab/>}</text:span></text:p>
      <text:p text:style-name="P3"><text:span text:style-name="T1"><text:tab/><text:tab/>}</text:span></text:p>
      <text:p text:style-name="P5"><text:span text:style-name="T1"><text:line-break/><text:tab/></text:span>3. Buatlah file MainEkspresiWajah.java.<text:span text:style-name="T1"><text:line-break/><text:tab/></text:span>4. Edit file MainEkspresiWajah.java dengan sintaks seperti ini :<text:span text:style-name="T2"><text:line-break/><text:line-break/><text:tab/></text:span><text:span text:style-name="T3">class MainEkspresiWajah {</text:span></text:p>
      <text:p text:style-name="P5"><text:span text:style-name="T3"><text:tab/><text:tab/>public static void main(String[] args) {</text:span></text:p>
      <text:p text:style-name="P5"><text:span text:style-name="T3"><text:tab/><text:tab/><text:tab/>EkspresiWajah objEkspresi = new <text:line-break/><text:tab/><text:tab/><text:tab/>EkspresiWajah();</text:span></text:p>
      <text:p text:style-name="P5"><text:span text:style-name="T3"><text:tab/><text:tab/><text:tab/>Gembira objGembira = new Gembira();</text:span></text:p>
      <text:p text:style-name="P5"><text:span text:style-name="T3"><text:tab/><text:tab/><text:tab/>Sedih objSedih = new Sedih();</text:span></text:p>
      <text:p text:style-name="P5"><text:span text:style-name="T3"><text:tab/><text:tab/><text:tab/>Marah objMarah = new Marah();</text:span></text:p>
      <text:p text:style-name="P5"><text:span text:style-name="T3"></text:span></text:p>
      <text:p text:style-name="P5"><text:span text:style-name="T3"><text:tab/><text:tab/><text:tab/>EkspresiWajah[] arrEkspresi = new <text:line-break/><text:tab/><text:tab/><text:tab/>EkspresiWajah[4];</text:span></text:p>
      <text:p text:style-name="P5"><text:span text:style-name="T3"><text:tab/><text:tab/><text:tab/>arrEkspresi[0] = objEkspresi;</text:span></text:p>
      <text:p text:style-name="P5"><text:span text:style-name="T3"><text:tab/><text:tab/><text:tab/>arrEkspresi[1] = objGembira;</text:span></text:p>
      <text:p text:style-name="P5"><text:span text:style-name="T3"><text:tab/><text:tab/><text:tab/>arrEkspresi[2] = objSedih;</text:span></text:p>
      <text:p text:style-name="P5"><text:span text:style-name="T3"><text:tab/><text:tab/><text:tab/>arrEkspresi[3] = objMarah;</text:span></text:p>
      <text:p text:style-name="P5"><text:span text:style-name="T3"></text:span></text:p>
      <text:p text:style-name="P5"><text:span text:style-name="T3"><text:tab/><text:tab/><text:tab/>System.out.println("Ekpresi[0]: " + <text:line-break/><text:tab/><text:tab/><text:tab/>arrEkspresi[0].respons());</text:span></text:p>
      <text:p text:style-name="P5"><text:span text:style-name="T3"><text:tab/><text:tab/><text:tab/>System.out.println("Ekpresi[1]: " + <text:line-break/><text:tab/><text:tab/><text:tab/>arrEkspresi[1].respons());</text:span></text:p>
      <text:p text:style-name="P5"><text:span text:style-name="T3"><text:tab/><text:tab/><text:tab/>System.out.println("Ekpresi[2]: " + <text:line-break/><text:tab/><text:tab/><text:tab/>arrEkspresi[2].respons());</text:span></text:p>
      <text:p text:style-name="P5"><text:span text:style-name="T3"><text:tab/><text:tab/><text:tab/>System.out.println("Ekpresi[3]: " + <text:line-break/><text:tab/><text:tab/><text:tab/>arrEkspresi[3].respons());</text:span></text:p>
      <text:p text:style-name="P5"><text:span text:style-name="T3"><text:tab/><text:tab/>}</text:span></text:p>
      <text:p text:style-name="P5"><text:span text:style-name="T3"><text:tab/>}<text:line-break/><text:line-break/><text:tab/></text:span><text:span text:style-name="T9">5. Com</text:span><text:span text:style-name="T7">pile file MainEkspresiWajah.java menggunakan java compiler (javac) <text:line-break/><text:tab/> <text:s text:c="3"/>dengan -cp :<text:line-break/><text:line-break/><text:tab/><text:tab/></text:span><text:span text:style-name="T3">$ javac -cp ./;. MainEkspresiWajah.java</text:span><text:span text:style-name="T2"><text:line-break/><text:line-break/><text:tab/></text:span><text:span text:style-name="T9">6. Se</text:span><text:span text:style-name="T7">telah kompilasi berhasil, running file MainEkspresiWajah.java <text:line-break/><text:tab/> <text:s text:c="3"/>menggunakan perintah seperti berikut :<text:line-break/><text:tab/><text:line-break/><text:tab/><text:tab/></text:span><text:span text:style-name="T3">$ java -cp ./;. MainEkspresiWajah<text:line-break/><text:line-break/><text:tab/></text:span><text:span text:style-name="T9">7. Set</text:span><text:span text:style-name="T7">elah running berhasil, hasil output akan tampil seperti dibawah ini :</text:span><text:span text:style-name="T2"><text:line-break/><text:line-break/><text:tab/><text:tab/></text:span><text:span text:style-name="T3">Ekpresi[0]: Perhatikan ekspresi wajah saya</text:span></text:p>
      <text:p text:style-name="P5"><text:span text:style-name="T3"><text:tab/><text:tab/>Ekpresi[1]: ha ha ha..</text:span></text:p>
      <text:p text:style-name="P5"><text:span text:style-name="T3"><text:tab/><text:tab/>Ekpresi[2]: hik hik ngeee ngeee ngeee..</text:span></text:p>
      <text:p text:style-name="P5"><text:span text:style-name="T3"><text:tab/><text:tab/>Ekpresi[3]: Hai kurang ajar !</text:span></text:p>
      <text:p text:style-name="P2"><text:soft-page-break/>Praktikum Soal 5</text:p>
      <text:p text:style-name="P2"/>
      <text:p text:style-name="P3"><text:span text:style-name="T7"><text:tab/></text:span><text:span text:style-name="T8">1. Buatlah file Employee.java.</text:span></text:p>
      <text:p text:style-name="P5"><text:tab/>2. Edit file <text:span text:style-name="T7">Employee</text:span>.java dengan sintaks seperti ini :<text:line-break/><text:line-break/><text:tab/><text:span text:style-name="T4">public class Employee {</text:span></text:p>
      <text:p text:style-name="P3"><text:span text:style-name="T1"><text:tab/><text:tab/>private String name;</text:span></text:p>
      <text:p text:style-name="P3"><text:span text:style-name="T1"><text:tab/><text:tab/>private double salary;</text:span></text:p>
      <text:p text:style-name="P3"><text:span text:style-name="T1"><text:tab/><text:tab/>protected Employee(String n, double s) {</text:span></text:p>
      <text:p text:style-name="P3"><text:span text:style-name="T1"><text:tab/><text:tab/><text:tab/>name = n;</text:span></text:p>
      <text:p text:style-name="P3"><text:span text:style-name="T1"><text:tab/><text:tab/><text:tab/>salary = s;</text:span></text:p>
      <text:p text:style-name="P3"><text:span text:style-name="T1"><text:tab/><text:tab/>}</text:span></text:p>
      <text:p text:style-name="P3"><text:span text:style-name="T1"></text:span></text:p>
      <text:p text:style-name="P3"><text:span text:style-name="T1"><text:tab/><text:tab/>protected String getDetails() {</text:span></text:p>
      <text:p text:style-name="P3"><text:span text:style-name="T1"><text:tab/><text:tab/><text:tab/>return "Name : "+name+ "\nSalary : "+salary;</text:span></text:p>
      <text:p text:style-name="P3"><text:span text:style-name="T1"><text:tab/><text:tab/>}</text:span></text:p>
      <text:p text:style-name="P3"><text:span text:style-name="T1"></text:span></text:p>
      <text:p text:style-name="P3"><text:span text:style-name="T1"><text:tab/><text:tab/>public void cetak() {</text:span></text:p>
      <text:p text:style-name="P3"><text:span text:style-name="T1"><text:tab/><text:tab/><text:tab/>System.out.println("Coba di Employee");</text:span></text:p>
      <text:p text:style-name="P3"><text:span text:style-name="T1"><text:tab/><text:tab/>}</text:span></text:p>
      <text:p text:style-name="P5"><text:span text:style-name="T4"><text:tab/>} <text:tab/></text:span><text:span text:style-name="T1"><text:line-break/></text:span><text:span text:style-name="T10"><text:line-break/><text:tab/>3. </text:span><text:span text:style-name="T9">Buatlah file Manager.java.</text:span></text:p>
      <text:p text:style-name="P5"><text:span text:style-name="T10"><text:tab/>4. Edit file </text:span><text:span text:style-name="T9">Ma</text:span><text:span text:style-name="T7">nager</text:span>.java dengan sintaks seperti ini :<text:line-break/><text:line-break/><text:tab/><text:span text:style-name="T4">public class Manager extends Employee {</text:span></text:p>
      <text:p text:style-name="P13"><text:tab/><text:tab/>private String department;</text:p>
      <text:p text:style-name="P13"><text:tab/><text:tab/>public Manager(String nama, double salary, String <text:line-break/><text:tab/><text:tab/>dep) {</text:p>
      <text:p text:style-name="P13"><text:tab/><text:tab/><text:tab/>super(nama, salary);</text:p>
      <text:p text:style-name="P13"><text:tab/><text:tab/><text:tab/>department = dep;</text:p>
      <text:p text:style-name="P13"><text:tab/><text:tab/>}</text:p>
      <text:p text:style-name="P13"></text:p>
      <text:p text:style-name="P13"><text:tab/><text:tab/>public String getDepartment() {</text:p>
      <text:p text:style-name="P13"><text:tab/><text:tab/><text:tab/>return department;</text:p>
      <text:p text:style-name="P13"><text:tab/><text:tab/>}</text:p>
      <text:p text:style-name="P13"></text:p>
      <text:p text:style-name="P13"><text:tab/><text:tab/>public String getDetails() {</text:p>
      <text:p text:style-name="P13"><text:tab/><text:tab/><text:tab/>return super.getDetails()+"\nDepartment : <text:line-break/><text:tab/><text:tab/><text:tab/>"+getDepartment();</text:p>
      <text:p text:style-name="P13"><text:tab/><text:tab/>}</text:p>
      <text:p text:style-name="P13"></text:p>
      <text:p text:style-name="P13"><text:tab/><text:tab/>public void cetak() {</text:p>
      <text:p text:style-name="P13"><text:tab/><text:tab/><text:tab/>System.out.println("Coba di Manager");</text:p>
      <text:p text:style-name="P13"><text:tab/><text:tab/>}</text:p>
      <text:p text:style-name="P5"><text:span text:style-name="T4"><text:tab/>} </text:span><text:tab/><text:line-break/><text:line-break/><text:tab/><text:span text:style-name="T10">5. </text:span><text:span text:style-name="T9">Buatlah file View.java.</text:span></text:p>
      <text:p text:style-name="P5"><text:span text:style-name="T10"><text:tab/>6. Edit file </text:span><text:span text:style-name="T9">View</text:span>.java dengan sintaks seperti ini :<text:line-break/><text:soft-page-break/><text:tab/><text:span text:style-name="T4">public class View {</text:span></text:p>
      <text:p text:style-name="P13"><text:tab/><text:tab/>public static void main(String[] args) {</text:p>
      <text:p text:style-name="P13"><text:tab/><text:tab/><text:tab/>Employee e = new Employee("Ali",1200000);</text:p>
      <text:p text:style-name="P13"><text:tab/><text:tab/><text:tab/>Employee em = new Manager<text:line-break/><text:tab/><text:tab/><text:tab/>("Ali",1200000,"Informatika");</text:p>
      <text:p text:style-name="P13"><text:tab/><text:tab/><text:tab/>System.out.println("Data employee :\n"<text:line-break/><text:tab/><text:tab/><text:tab/>+e.getDetails());</text:p>
      <text:p text:style-name="P13"><text:tab/><text:tab/><text:tab/>System.out.println("Data manager :\n"<text:line-break/><text:tab/><text:tab/><text:tab/>+em.getDetails());</text:p>
      <text:p text:style-name="P13"><text:tab/><text:tab/><text:tab/>em.cetak();</text:p>
      <text:p text:style-name="P13"><text:tab/><text:tab/>}</text:p>
      <text:p text:style-name="P5"><text:span text:style-name="T4"><text:tab/>} <text:tab/></text:span><text:line-break/><text:span text:style-name="T1"><text:line-break/></text:span><text:span text:style-name="T10"><text:tab/>7. Comp</text:span>ile file <text:span text:style-name="T7">View</text:span>.java menggunakan java compiler (javac) dengan -cp :<text:line-break/><text:line-break/><text:tab/><text:tab/><text:span text:style-name="T4">$ javac -cp ./;. </text:span><text:span text:style-name="T3">View</text:span><text:span text:style-name="T4">.java</text:span><text:span text:style-name="T1"><text:line-break/><text:line-break/><text:tab/></text:span><text:span text:style-name="T10">8. Setela</text:span>h kompilasi berhasil, running file <text:span text:style-name="T7">View</text:span>.java menggunakan</text:p>
      <text:p text:style-name="P5"><text:tab/> <text:s text:c="3"/>perintah seperti berikut :<text:line-break/><text:tab/><text:line-break/><text:tab/><text:tab/><text:span text:style-name="T3">$ java -cp ./;. View</text:span><text:line-break/><text:tab/><text:tab/></text:p>
      <text:p text:style-name="P1"><text:tab/>9. Setelah proses running berhasil, lihat hasil running, jika berhasil akan</text:p>
      <text:p text:style-name="P5"><text:span text:style-name="T7"><text:tab/> <text:s text:c="3"/>muncul tampilan seperti di bawah ini :<text:line-break/><text:line-break/><text:tab/><text:tab/></text:span><text:span text:style-name="T3">Data employee :</text:span></text:p>
      <text:p text:style-name="P3"><text:span text:style-name="T2"><text:tab/><text:tab/>Name : Ali</text:span></text:p>
      <text:p text:style-name="P3"><text:span text:style-name="T2"><text:tab/><text:tab/>Salary : 1200000.0</text:span></text:p>
      <text:p text:style-name="P3"><text:span text:style-name="T2"><text:tab/><text:tab/>Data manager :</text:span></text:p>
      <text:p text:style-name="P3"><text:span text:style-name="T2"><text:tab/><text:tab/>Name : Ali</text:span></text:p>
      <text:p text:style-name="P3"><text:span text:style-name="T2"><text:tab/><text:tab/>Salary : 1200000.0</text:span></text:p>
      <text:p text:style-name="P3"><text:span text:style-name="T2"><text:tab/><text:tab/>Department : Informatika</text:span></text:p>
      <text:p text:style-name="P3"><text:span text:style-name="T2"><text:tab/><text:tab/>Coba di Manager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1-21T22:57:55</meta:creation-date>
    <dc:date>2011-11-22T10:38:40</dc:date>
    <dc:creator>izwan </dc:creator>
    <meta:editing-duration>PT02H38M41S</meta:editing-duration>
    <meta:editing-cycles>18</meta:editing-cycles>
    <meta:generator>OpenOffice.org/3.2$Linux OpenOffice.org_project/320m12$Build-9483</meta:generator>
    <meta:document-statistic meta:table-count="0" meta:image-count="0" meta:object-count="0" meta:page-count="8" meta:paragraph-count="208" meta:word-count="1000" meta:character-count="7704"/>
  </office:meta>
</office:document-meta>
</file>